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a82" officeooo:paragraph-rsid="00122a82"/>
    </style:style>
    <style:style style:name="P2" style:family="paragraph" style:parent-style-name="Standard" style:list-style-name="L1">
      <style:text-properties officeooo:rsid="00122a82" officeooo:paragraph-rsid="00122a82"/>
    </style:style>
    <style:style style:name="P3" style:family="paragraph" style:parent-style-name="Standard" style:list-style-name="L2">
      <style:text-properties officeooo:rsid="00122a82" officeooo:paragraph-rsid="00122a82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22a82" officeooo:paragraph-rsid="00122a82"/>
    </style:style>
    <style:style style:name="P5" style:family="paragraph" style:parent-style-name="Standard">
      <style:paragraph-properties fo:break-before="page"/>
      <style:text-properties officeooo:rsid="00122a82" officeooo:paragraph-rsid="00122a82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estionnaire de films</text:h>
      <text:p text:style-name="P1"/>
      <text:h text:style-name="P7" text:outline-level="3">Mini-projet de programmation Java</text:h>
      <text:p text:style-name="P1"/>
      <text:p text:style-name="P1"/>
      <text:p text:style-name="P1"/>
      <text:p text:style-name="P4">I. Introduction</text:p>
      <text:p text:style-name="P1"/>
      <text:p text:style-name="P1">II. Manuel utilisateur</text:p>
      <text:p text:style-name="P1"/>
      <text:p text:style-name="P1">III. Fonctionnement technique</text:p>
      <text:p text:style-name="P1"/>
      <text:p text:style-name="P1">IV. Conclusions et limites</text:p>
      <text:p text:style-name="P5">I. Introduction</text:p>
      <text:p text:style-name="P1"/>
      <text:p text:style-name="P1">L'objectif du mini-projet est de créer un gestionnaire de films permettant à chaque utilisateur de parcourir la liste des films existants, d'en connaître les informations et de donner son avis à leurs propos.</text:p>
      <text:p text:style-name="P1"/>
      <text:p text:style-name="P1">Les contraintes imposent les fonctionnalités suivantes :</text:p>
      <text:p text:style-name="P1"/>
      <text:list xml:id="list6914492612000316186" text:style-name="L1">
        <text:list-item>
          <text:p text:style-name="P2">parcourir la liste des films ;</text:p>
        </text:list-item>
        <text:list-item>
          <text:p text:style-name="P2">trier cette liste selon le titre, l'année ou la note des films ;</text:p>
        </text:list-item>
        <text:list-item>
          <text:p text:style-name="P2">filtrer cette liste selon le fait qu'ils aient été noté ou non et qu'ils aient été vus ou non ;</text:p>
        </text:list-item>
        <text:list-item>
          <text:p text:style-name="P2">afficher une fiche de film (titre, synopsis, durée, année de sortie, réalisateur et affiche) ;</text:p>
        </text:list-item>
        <text:list-item>
          <text:p text:style-name="P2">noter un film</text:p>
        </text:list-item>
      </text:list>
      <text:p text:style-name="P1"/>
      <text:p text:style-name="P1">J'ai de plus choisi de mettre en place le bonus qui ajoute un système d'utilisateurs. Il est donc possible dans cette application de :</text:p>
      <text:p text:style-name="P1"/>
      <text:list xml:id="list8676350412829417347" text:style-name="L2">
        <text:list-item>
          <text:p text:style-name="P3">se connecter en tant qu'un utilisateur (login / mot de passe) ;</text:p>
        </text:list-item>
        <text:list-item>
          <text:p text:style-name="P3">se déconnecter ;</text:p>
        </text:list-item>
        <text:list-item>
          <text:p text:style-name="P3">marquer un film comme vu / non-vu ;</text:p>
        </text:list-item>
        <text:list-item>
          <text:p text:style-name="P3">voir les notes des autres utilisateurs sur chaque film ;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uan Galopin</meta:initial-creator>
    <meta:creation-date>2015-05-20T12:33:29.488124824</meta:creation-date>
    <dc:date>2015-05-20T12:54:44.859660178</dc:date>
    <dc:creator>Titouan Galopin</dc:creator>
    <meta:editing-duration>PT3M25S</meta:editing-duration>
    <meta:editing-cycles>1</meta:editing-cycles>
    <meta:document-statistic meta:table-count="0" meta:image-count="0" meta:object-count="0" meta:page-count="2" meta:paragraph-count="19" meta:word-count="184" meta:character-count="1034" meta:non-whitespace-character-count="878"/>
    <meta:generator>LibreOffice/4.2.8.2$Linux_X86_64 LibreOffice_project/420m0$Build-2</meta:generator>
  </office:meta>
</office:document-meta>
</file>